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dvP0DE0" svg:font-family="AdvP0DE0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2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fo:language="none" fo:country="none" fo:text-shadow="none" style:text-underline-style="none" style:text-underline-mode="continuous" style:text-overline-mode="continuous" style:text-line-through-mode="continuous" style:language-asian="none" style:country-asian="none" style:language-complex="none" style:country-complex="none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231f20" style:font-name="AdvP0DE0" fo:language="none" fo:country="none" style:font-name-asian="AdvP0DE0" style:language-asian="none" style:country-asian="none" style:font-name-complex="AdvP0DE0" style:language-complex="none" style:country-complex="none"/>
    </style:style>
    <style:style style:name="T1" style:family="text">
      <style:text-properties fo:color="#231f20" style:font-name="AdvP0DE0" fo:font-size="10pt" fo:font-weight="normal" fo:font-style="normal" style:font-name-asian="AdvP0DE0" style:font-name-complex="AdvP0DE0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7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7pt" style:font-size-complex="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font-size="10pt" style:font-size-asian="10pt" style:font-size-complex="10pt"/>
    </style:style>
    <style:style style:name="T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font-size="7pt" style:font-size-asian="7pt" style:font-size-complex="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ce2"/>
        <table:table-column table:style-name="co1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miles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CASRN</text:p>
          </table:table-cell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Transpor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.1002/jps.10424</text:p>
          </table:table-cell>
          <table:table-cell/>
          <table:table-cell table:style-name="ce1" office:value-type="string" calcext:value-type="string">
            <text:p> <text:span text:style-name="T1">estrone-3- sulfate</text:span></text:p>
          </table:table-cell>
          <table:table-cell office:value-type="string" calcext:value-type="string">
            <text:p>OATP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.1002/jps.10424</text:p>
          </table:table-cell>
          <table:table-cell/>
          <table:table-cell office:value-type="string" calcext:value-type="string">
            <text:p>dehydroepiandrosterone</text:p>
          </table:table-cell>
          <table:table-cell office:value-type="string" calcext:value-type="string">
            <text:p>OATP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.1002/jps.10424</text:p>
          </table:table-cell>
          <table:table-cell/>
          <table:table-cell office:value-type="string" calcext:value-type="string">
            <text:p><text:span text:style-name="T2">L</text:span><text:span text:style-name="T3">-glutamic acid</text:span></text:p>
          </table:table-cell>
          <table:table-cell office:value-type="string" calcext:value-type="string">
            <text:p>OATP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.1002/jps.10424</text:p>
          </table:table-cell>
          <table:table-cell/>
          <table:table-cell office:value-type="string" calcext:value-type="string">
            <text:p><text:span text:style-name="T4"> </text:span><text:span text:style-name="T5">L</text:span><text:span text:style-name="T3">-aspartic acid</text:span></text:p>
          </table:table-cell>
          <table:table-cell office:value-type="string" calcext:value-type="string">
            <text:p>OATP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.1002/jps.10424</text:p>
          </table:table-cell>
          <table:table-cell/>
          <table:table-cell office:value-type="string" calcext:value-type="string">
            <text:p>pravastatin</text:p>
          </table:table-cell>
          <table:table-cell office:value-type="string" calcext:value-type="string">
            <text:p>OATP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.1002/jps.10424</text:p>
          </table:table-cell>
          <table:table-cell/>
          <table:table-cell office:value-type="string" calcext:value-type="string">
            <text:p>fexofenadine</text:p>
          </table:table-cell>
          <table:table-cell office:value-type="string" calcext:value-type="string">
            <text:p>OATP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.1002/jps.10424</text:p>
          </table:table-cell>
          <table:table-cell/>
          <table:table-cell office:value-type="string" calcext:value-type="string">
            <text:p>ouabain</text:p>
          </table:table-cell>
          <table:table-cell office:value-type="string" calcext:value-type="string">
            <text:p>OATP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.1002/jps.10424</text:p>
          </table:table-cell>
          <table:table-cell/>
          <table:table-cell office:value-type="string" calcext:value-type="string">
            <text:p>digoxin</text:p>
          </table:table-cell>
          <table:table-cell office:value-type="string" calcext:value-type="string">
            <text:p>OATP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.1002/jps.10424</text:p>
          </table:table-cell>
          <table:table-cell/>
          <table:table-cell table:style-name="Default" office:value-type="string" calcext:value-type="string">
            <text:p>morphine</text:p>
          </table:table-cell>
          <table:table-cell office:value-type="string" calcext:value-type="string">
            <text:p>Pg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dvP0DE0" svg:font-family="AdvP0DE0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7">00/00/0000</text:date>, <text:time style:data-style-name="N2" text:time-value="21:07:37.4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10T22:11:45.973000000</meta:creation-date>
    <dc:date>2023-09-17T21:07:55.290000000</dc:date>
    <meta:editing-duration>PT9M35S</meta:editing-duration>
    <meta:editing-cycles>5</meta:editing-cycles>
    <meta:generator>LibreOffice/7.5.4.2$Windows_X86_64 LibreOffice_project/36ccfdc35048b057fd9854c757a8b67ec53977b6</meta:generator>
    <meta:document-statistic meta:table-count="1" meta:cell-count="33" meta:object-count="0"/>
  </office:meta>
</office:document-meta>
</file>